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759ee25e0" style:family="table" style:master-page-name="ta-mp-0x7fc759ee25e0">
      <style:table-properties table:display="true" style:writing-mode="lr-tb"/>
    </style:style>
    <style:style style:name="ta-0x7fc759ee27d0" style:family="table" style:master-page-name="ta-mp-0x7fc759ee27d0">
      <style:table-properties table:display="true" style:writing-mode="lr-tb"/>
    </style:style>
    <style:style style:name="ta-0x7fc759ee29c0" style:family="table" style:master-page-name="ta-mp-0x7fc759ee2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759efc7c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fd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c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b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5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7.50pt" style:use-optimal-column-width="true"/>
    </style:style>
    <style:style style:name="ACOL-2" style:family="table-column">
      <style:table-column-properties style:column-width="27.75pt" style:use-optimal-column-width="true"/>
    </style:style>
    <style:style style:name="ACOL-3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c759ee25e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254"/>
        <table:table-row table:style-name="AROW-1">
          <table:table-cell table:style-name="ACE-0x7fc759efc7c0" office:value-type="string">
            <text:p>titre</text:p>
          </table:table-cell>
          <table:table-cell table:style-name="ACE-0x7fc759efc7c0" office:value-type="string">
            <text:p>date</text:p>
          </table:table-cell>
          <table:table-cell table:number-columns-repeated="254" table:style-name="Gnumeric-default"/>
        </table:table-row>
        <table:table-row table:style-name="AROW-1">
          <table:table-cell table:style-name="ACE-0x7fc759efcfd8" office:value-type="string">
            <text:p>Gran Torino</text:p>
          </table:table-cell>
          <table:table-cell table:style-name="ACE-0x7fc759efcfd8" office:value-type="float" office:value="2008">
            <text:p>2008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 office:value-type="string">
            <text:p>The good, the Bad and the Ugly</text:p>
          </table:table-cell>
          <table:table-cell table:style-name="Gnumeric-default" office:value-type="float" office:value="1966">
            <text:p>1966</text:p>
          </table:table-cell>
          <table:table-cell table:number-columns-repeated="254" table:style-name="Gnumeric-default"/>
        </table:table-row>
        <table:table-row table:style-name="AROW-1">
          <table:table-cell table:style-name="ACE-0x7fc759efcfd8" office:value-type="string">
            <text:p>Study in Pink</text:p>
          </table:table-cell>
          <table:table-cell table:style-name="ACE-0x7fc759efcfd8" office:value-type="float" office:value="2010">
            <text:p>2010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 office:value-type="string">
            <text:p>Schlindler's List</text:p>
          </table:table-cell>
          <table:table-cell table:style-name="Gnumeric-default" office:value-type="float" office:value="1993">
            <text:p>1993</text:p>
          </table:table-cell>
          <table:table-cell table:number-columns-repeated="254" table:style-name="Gnumeric-default"/>
        </table:table-row>
        <table:table-row table:style-name="AROW-1">
          <table:table-cell table:style-name="ACE-0x7fc759efcfd8" office:value-type="string">
            <text:p>Dr Strangelove</text:p>
          </table:table-cell>
          <table:table-cell table:style-name="ACE-0x7fc759efcfd8" office:value-type="float" office:value="1964">
            <text:p>1964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 office:value-type="string">
            <text:p>Invictus </text:p>
          </table:table-cell>
          <table:table-cell table:style-name="Gnumeric-default" office:value-type="float" office:value="2009">
            <text:p>2009</text:p>
          </table:table-cell>
          <table:table-cell table:number-columns-repeated="254" table:style-name="Gnumeric-default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0" gnm:cursor-row="8">
          <gnm:selection gnm:start-col="0" gnm:start-row="8" gnm:end-col="0" gnm:end-row="8"/>
        </gnm:selections>
      </table:table>
      <table:table table:name="Feuille2" table:style-name="ta-0x7fc759ee27d0" table:print="true">
        <office:forms form:automatic-focus="false" form:apply-design-mode="false">
          <form:form/>
        </office:forms>
        <table:table-column table:default-cell-style-name="ACE-0x7fc759efcb3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c759ee29c0" table:print="true">
        <office:forms form:automatic-focus="false" form:apply-design-mode="false">
          <form:form/>
        </office:forms>
        <table:table-column table:default-cell-style-name="ACE-0x7fc759efc57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75ac800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d7f2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d87e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c759ee25e0" style:display-name="Feuille1" style:page-layout-name="pl-0x7fc75ac800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7d0" style:display-name="Feuille2" style:page-layout-name="pl-0x7fc75ad7f2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9c0" style:display-name="Feuille3" style:page-layout-name="pl-0x7fc75ad87e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4:22:22Z</dc:date>
    <meta:creation-date>2016-03-23T14:20:00Z</meta:creation-date>
    <meta:generator>gnumeric/1.12.9</meta:generator>
  </office:meta>
</office:document-meta>
</file>